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a9eb" officeooo:paragraph-rsid="0014a9eb"/>
    </style:style>
    <style:style style:name="P2" style:family="paragraph" style:parent-style-name="Standard">
      <style:paragraph-properties fo:margin-left="0cm" fo:margin-right="0cm" fo:text-indent="0.499cm" style:auto-text-indent="false"/>
      <style:text-properties officeooo:rsid="0014a9eb" officeooo:paragraph-rsid="0014a9eb"/>
    </style:style>
    <style:style style:name="P3" style:family="paragraph" style:parent-style-name="Standard">
      <style:paragraph-properties fo:margin-left="0cm" fo:margin-right="0cm" fo:text-indent="0.499cm" style:auto-text-indent="false"/>
      <style:text-properties officeooo:rsid="00153ff9" officeooo:paragraph-rsid="00172e00"/>
    </style:style>
    <style:style style:name="P4" style:family="paragraph" style:parent-style-name="Standard">
      <style:paragraph-properties fo:margin-left="0cm" fo:margin-right="0cm" fo:text-indent="0.499cm" style:auto-text-indent="false"/>
      <style:text-properties officeooo:rsid="001bac12" officeooo:paragraph-rsid="001bac12"/>
    </style:style>
    <style:style style:name="P5" style:family="paragraph" style:parent-style-name="Standard">
      <style:paragraph-properties fo:margin-left="0cm" fo:margin-right="0cm" fo:text-indent="0.499cm" style:auto-text-indent="false"/>
      <style:text-properties officeooo:rsid="00172e00" officeooo:paragraph-rsid="00172e00"/>
    </style:style>
    <style:style style:name="P6" style:family="paragraph" style:parent-style-name="Standard">
      <style:paragraph-properties fo:margin-left="0cm" fo:margin-right="0cm" fo:text-indent="0.499cm" style:auto-text-indent="false"/>
      <style:text-properties officeooo:rsid="001a197c" officeooo:paragraph-rsid="001a197c"/>
    </style:style>
    <style:style style:name="P7" style:family="paragraph" style:parent-style-name="Standard">
      <style:paragraph-properties fo:margin-left="0cm" fo:margin-right="0cm" fo:text-indent="0.499cm" style:auto-text-indent="false"/>
      <style:text-properties officeooo:rsid="00172e00" officeooo:paragraph-rsid="00172e00"/>
    </style:style>
    <style:style style:name="P8" style:family="paragraph" style:parent-style-name="Standard">
      <style:paragraph-properties fo:margin-left="0cm" fo:margin-right="0cm" fo:text-indent="0.499cm" style:auto-text-indent="false"/>
      <style:text-properties officeooo:rsid="001bac12" officeooo:paragraph-rsid="001bac12"/>
    </style:style>
    <style:style style:name="P9" style:family="paragraph" style:parent-style-name="Standard">
      <style:paragraph-properties fo:margin-left="0cm" fo:margin-right="0cm" fo:text-indent="0.499cm" style:auto-text-indent="false"/>
      <style:text-properties officeooo:rsid="001f918a" officeooo:paragraph-rsid="001f918a"/>
    </style:style>
    <style:style style:name="P10" style:family="paragraph" style:parent-style-name="Standard">
      <style:text-properties officeooo:rsid="00201243" officeooo:paragraph-rsid="00201243"/>
    </style:style>
    <style:style style:name="T1" style:family="text">
      <style:text-properties officeooo:rsid="00153ff9"/>
    </style:style>
    <style:style style:name="T2" style:family="text">
      <style:text-properties officeooo:rsid="00172e00"/>
    </style:style>
    <style:style style:name="T3" style:family="text">
      <style:text-properties officeooo:rsid="001e54a8"/>
    </style:style>
    <style:style style:name="T4" style:family="text">
      <style:text-properties officeooo:rsid="00225e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Entrada:</text:p>
      <text:p text:style-name="P2">O padrão de entrada determinado para o projeto <text:span text:style-name="T1">uma lista de palavras, onde cada palavra seria uma lista de sílabas.</text:span></text:p>
      <text:p text:style-name="P3">Exemplo: a frase “o gato ama picles” ficaria dividido da seguinte forma </text:p>
      <text:p text:style-name="P3">[</text:p>
      <text:p text:style-name="P3"><text:tab/>[ <text:span text:style-name="T2">[o] </text:span>], </text:p>
      <text:p text:style-name="P3"><text:tab/>[ <text:span text:style-name="T2">[ g, a ], <text:s/>[ t, o</text:span> <text:span text:style-name="T2">] </text:span>], </text:p>
      <text:p text:style-name="P5"><text:tab/>[ [ a ], [ m, a ] ],</text:p>
      <text:p text:style-name="P3"><text:tab/><text:span text:style-name="T2">[ [ p, i ], [ c, l, e, s ] ]</text:span></text:p>
      <text:p text:style-name="P3">]</text:p>
      <text:p text:style-name="P5">E teria como saída a frase opo gapatopo apamapa pipiclesples.</text:p>
      <text:p text:style-name="P6"/>
      <text:p text:style-name="P4">Execução</text:p>
      <text:p text:style-name="P4">Primeiramente é necessário baixar o S<text:span text:style-name="T4">WI</text:span> e abrir o programa nele, <text:span text:style-name="T3">compilar (CTRL-M) e construir (CTRL-C). Para executar digite frase(X) substituindo a variável X pela frase desejada no formato supracitado. O programa então retorna a mesma na língua do P por extenso.</text:span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23:51:17.275000000</meta:creation-date>
    <dc:date>2018-12-02T13:39:29.132000000</dc:date>
    <meta:editing-duration>PT2H25M8S</meta:editing-duration>
    <meta:editing-cycles>8</meta:editing-cycles>
    <meta:generator>LibreOffice/6.0.6.2$Windows_X86_64 LibreOffice_project/0c292870b25a325b5ed35f6b45599d2ea4458e77</meta:generator>
    <meta:document-statistic meta:table-count="0" meta:image-count="0" meta:object-count="0" meta:page-count="1" meta:paragraph-count="12" meta:word-count="122" meta:character-count="617" meta:non-whitespace-character-count="499"/>
  </office:meta>
</office:document-meta>
</file>